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88mm"/>
    </style:style>
    <style:style style:name="co2" style:family="table-column">
      <style:table-column-properties fo:break-before="auto" style:column-width="91.28mm"/>
    </style:style>
    <style:style style:name="co3" style:family="table-column">
      <style:table-column-properties fo:break-before="auto" style:column-width="15.7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AbsDb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sDb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Doz_Pr_Key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1</text:p>
          </table:table-cell>
          <table:table-cell table:style-name="ce1" office:value-type="string" calcext:value-type="string">
            <text:p>Right1</text:p>
          </table:table-cell>
          <table:table-cell table:style-name="ce1" office:value-type="string" calcext:value-type="string">
            <text:p>Ans2</text:p>
          </table:table-cell>
          <table:table-cell table:style-name="ce1" office:value-type="string" calcext:value-type="string">
            <text:p>Right2</text:p>
          </table:table-cell>
          <table:table-cell table:style-name="ce1" office:value-type="string" calcext:value-type="string">
            <text:p>Ans3</text:p>
          </table:table-cell>
          <table:table-cell table:style-name="ce1" office:value-type="string" calcext:value-type="string">
            <text:p>Right3</text:p>
          </table:table-cell>
          <table:table-cell table:style-name="ce1" office:value-type="string" calcext:value-type="string">
            <text:p>Ans4</text:p>
          </table:table-cell>
          <table:table-cell table:style-name="ce1" office:value-type="string" calcext:value-type="string">
            <text:p>Right4</text:p>
          </table:table-cell>
          <table:table-cell table:style-name="ce1" office:value-type="string" calcext:value-type="string">
            <text:p>Ans5</text:p>
          </table:table-cell>
          <table:table-cell table:style-name="ce1" office:value-type="string" calcext:value-type="string">
            <text:p>Right5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какого времени после увольнения с государственной гражданской службы граждане при заключении трудовых договоров обязаны сообщать работодателю сведения о последнем месте службы: </text:p>
          </table:table-cell>
          <table:table-cell office:value-type="string" calcext:value-type="string">
            <text:p>в течение одного года после увольн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двух лет после увольн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пяти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епринятие <text:s text:c="3"/>государственным <text:s text:c="3"/>гражданским <text:s text:c="3"/>служащим, <text:s text:c="3"/>являющимся стороной <text:s/>конфликта <text:s/>интересов, <text:s/>мер <text:s/>по <text:s/>предотвращению <text:s/>или <text:s/>урегулированию конфликта интересов является:</text:p>
          </table:table-cell>
          <table:table-cell office:value-type="string" calcext:value-type="string">
            <text:p>дисциплинарным проступком, влекущим дисциплинар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онарушением, влекущим увольнение с государственной гражданской служб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авонарушением, влекущим уголовную ответственност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епредставление <text:s/>государственным <text:s/>гражданским <text:s/>служащим <text:s/>сведений <text:s/>о своих доходах, об имуществе и обязательствах имущественного характера, а также о доходах, об имуществе и обязательствах имущественного характера членов своей семьи <text:s/>в случае, если представление таких сведений обязательно, либо представление заведомо недостоверных или неполных сведений является:</text:p>
          </table:table-cell>
          <table:table-cell office:value-type="string" calcext:value-type="string">
            <text:p>правонарушением, влекущим уголов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исциплинарным проступком, влекущим дисциплинар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онарушением, <text:s/>влекущим увольнение с государственной гражданской службы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Уведомление государственного гражданского служащего о фактах обращения <text:s text:c="2"/>к <text:s text:c="2"/>нему <text:s text:c="2"/>в <text:s text:c="2"/>целях <text:s text:c="2"/>склонения <text:s text:c="2"/>его <text:s text:c="2"/>к <text:s text:c="2"/>совершению <text:s text:c="2"/>коррупционных правонарушений подается им на имя:</text:p>
          </table:table-cell>
          <table:table-cell office:value-type="string" calcext:value-type="string">
            <text:p>Директора Федеральной службы судебных приставов - главного судебного пристава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уководителя территориального органа Федеральной службы судебных приставов - главного судебного пристава субъекта Российской Федерации (лица, его замещающего)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ьника <text:s text:c="3"/>структурного <text:s text:c="3"/>подразделения <text:s text:c="3"/>территориального <text:s text:c="3"/>органа Федеральной службы судебных пристав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Какой нормативный документ регламентирует служебное поведение федерального государственного гражданского служащего ФССП России?</text:p>
          </table:table-cell>
          <table:table-cell office:value-type="string" calcext:value-type="string">
            <text:p>Трудовой кодекс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декс этики и служебного поведения федерального гражданского служащего ФССП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едеральный закон «Об исполнительном производстве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предлагаемые варианты ответ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Имеет ли право государственный гражданский служащий ФССП России публично высказываться и давать оценку в отношении деятельности службы судебных приставов в целом и подразделения, которое он представляет?</text:p>
          </table:table-cell>
          <table:table-cell office:value-type="string" calcext:value-type="string">
            <text:p>да, если это не входит в его должностные обязан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ледует воздержатс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облюдение кодекса этики и служебного поведения федерального государственного гражданского служащего ФССП России работниками службы судебных приставов учитывается:</text:p>
          </table:table-cell>
          <table:table-cell office:value-type="string" calcext:value-type="string">
            <text:p>при проведении аттестац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формировании кадрового резерва для выдвижения на вышестоящие долж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наложении дисциплинарных взыскан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предлагаемые варианты ответ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берите правильно написанное слово во фразе:</text:p>
          </table:table-cell>
          <table:table-cell office:value-type="string" calcext:value-type="string">
            <text:p>рассрочка исполн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асрочка исполн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берите правильно написанное слово во фразе:</text:p>
          </table:table-cell>
          <table:table-cell office:value-type="string" calcext:value-type="string">
            <text:p>интеллектуальная собственность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нтеллектуальная собственост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берите правильно написанное слово во фразе:</text:p>
          </table:table-cell>
          <table:table-cell office:value-type="string" calcext:value-type="string">
            <text:p>десятидневный срок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есяти-дневный <text:s/>срок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берите правильно написанное слово во фразе:</text:p>
          </table:table-cell>
          <table:table-cell office:value-type="string" calcext:value-type="string">
            <text:p>акт приема-передач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кт приемопередач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Укажите правильный вариант написания:</text:p>
          </table:table-cell>
          <table:table-cell office:value-type="string" calcext:value-type="string">
            <text:p>Исполнить в течение 7 дн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полнить в течении 7 дн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Укажите правильный вариант написания:</text:p>
          </table:table-cell>
          <table:table-cell office:value-type="string" calcext:value-type="string">
            <text:p>По истечении срока исполн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истечению <text:s/>срока исполн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Укажите правильный вариант написания:</text:p>
          </table:table-cell>
          <table:table-cell office:value-type="string" calcext:value-type="string">
            <text:p>эмиссионные ценные бумаг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мисионые <text:s/>ценные бумаг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Укажите правильный вариант написания:</text:p>
          </table:table-cell>
          <table:table-cell office:value-type="string" calcext:value-type="string">
            <text:p>информационно-телекоммуникационные сет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нформационно-телекоммуникационые сет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берите правильно написанное название документа:</text:p>
          </table:table-cell>
          <table:table-cell office:value-type="string" calcext:value-type="string">
            <text:p>нормативно правовой ак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ормативно-правовой ак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ормативный правовой акт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Укажите правильный вариант написания:</text:p>
          </table:table-cell>
          <table:table-cell office:value-type="string" calcext:value-type="string">
            <text:p>рассмотрение жалоб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ассматривание жалобы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асмотрение жалобы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берите правильный вариант написания:</text:p>
          </table:table-cell>
          <table:table-cell office:value-type="string" calcext:value-type="string">
            <text:p>идентификационный номер <text:s/>налогоплательщик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динтефикационый <text:s/>номер налогоплотельщик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берите правильный вариант написания:</text:p>
          </table:table-cell>
          <table:table-cell office:value-type="string" calcext:value-type="string">
            <text:p>бесхозяйное имущество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есхозное имущество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берите правильный вариант написания:</text:p>
          </table:table-cell>
          <table:table-cell office:value-type="string" calcext:value-type="string">
            <text:p>ипотечный сертификат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ппотечный <text:s/>сертефика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берите правильный вариант написания:</text:p>
          </table:table-cell>
          <table:table-cell office:value-type="string" calcext:value-type="string">
            <text:p>немедленное исполнение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медленое исполнение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берите правильный вариант написания:</text:p>
          </table:table-cell>
          <table:table-cell office:value-type="string" calcext:value-type="string">
            <text:p>дебеторская задолже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ебиторская задолженность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Законные требования судебного пристава-исполнителя обязательны:</text:p>
          </table:table-cell>
          <table:table-cell office:value-type="string" calcext:value-type="string">
            <text:p>для должника и лиц, исполняющих требования исполнительных документов;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ля органов местного самоуправления и граждан, являющихся должниками по исполнительным документа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ля всех государственных органов, органов местного самоуправления, граждан и организаций и подлежат неукоснительному выполнению на всей территории РФ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Может ли государственный орган быть учредителем средства массовой информации?</text:p>
          </table:table-cell>
          <table:table-cell office:value-type="string" calcext:value-type="string">
            <text:p>Не мож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ожет быть только объединение граждан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ожет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Должен ли быть указан пункт «Источники финансирования» в заявлении о регистрации средства массовой информации:</text:p>
          </table:table-cell>
          <table:table-cell office:value-type="string" calcext:value-type="string">
            <text:p>Должен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желанию учредител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лжны быть только сведения об учредителях и название средства массовой информ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Должен ли каждый выпуск печатного издания содержать пункт «цена»?</text:p>
          </table:table-cell>
          <table:table-cell office:value-type="string" calcext:value-type="string">
            <text:p>Не должен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лжен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добные обязательства невозможны в условиях рыночной экономик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Является ли проведение контент-анализа средств массовой информации обязательным навыком в работе специалиста по взаимодействию со СМИ?</text:p>
          </table:table-cell>
          <table:table-cell office:value-type="string" calcext:value-type="string">
            <text:p>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случае постановки задачи вышестоящим руководителем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 условиях поступления большого количества запросов от СМИ как следует поступить, чтобы удовлетворить интерес, при этом руководитель Управления отсутствует?</text:p>
          </table:table-cell>
          <table:table-cell office:value-type="string" calcext:value-type="string">
            <text:p>Провести пресс-конференцию с и.о. руководителя УФССП Росс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писать пресс-релиз и разослать его во все региональные и местные СМ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просить информацию у профильного подразделения, написать пресс-релиз, согласовать его с и.о. руководителя и провести пресс-конференцию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и подготовке информационно-аналитического отчета о работе по линии СМИ за определенный квартал текущего года как правильно предоставлять данные о публикациях в СМИ?</text:p>
          </table:table-cell>
          <table:table-cell office:value-type="string" calcext:value-type="string">
            <text:p>Нарастающим итого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читываются данные за конкретный квартал текущего го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имеет знач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Что является высшей ценностью в соответствии со ст.2 Конституции Российской Федерации?</text:p>
          </table:table-cell>
          <table:table-cell office:value-type="string" calcext:value-type="string">
            <text:p>Территориальная целостность и независимость государств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Человек, его права и свобод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оциально политический стро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осударственная власть и её институты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 своему государственному устройству Россия является:</text:p>
          </table:table-cell>
          <table:table-cell office:value-type="string" calcext:value-type="string">
            <text:p>Федеративным государство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нитарным государство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нфедеративным государством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Источником власти в России является:</text:p>
          </table:table-cell>
          <table:table-cell office:value-type="string" calcext:value-type="string">
            <text:p>Президент Росс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едеральное собрани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род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нституционное собрание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Государственная власть в России осуществляется на основе:</text:p>
          </table:table-cell>
          <table:table-cell office:value-type="string" calcext:value-type="string">
            <text:p>Иерархической подчинен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дконтрольности всех ветвей власти Президенту Росс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азделения на законодательную, исполнительную и судебную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родного самоуправл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Нормативные правовые акты, затрагивающие права, свободы и обязанности человека и гражданина:</text:p>
          </table:table-cell>
          <table:table-cell office:value-type="string" calcext:value-type="string">
            <text:p>Должны быть приняты в установленном порядк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могут применяться, если они не опубликованы официально для всеобщего свед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олжны соответствовать международным стандарта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могут противоречить Уставу ООН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ава и свободы человека и гражданина:</text:p>
          </table:table-cell>
          <table:table-cell office:value-type="string" calcext:value-type="string">
            <text:p>Не являются непосредственно действующим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пределяют смысл, содержание и применение законов, деятельность законодательной и исполнительной власти, местного самоуправл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еспечиваются правосудием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Сбор информации о частной жизни лица:</text:p>
          </table:table-cell>
          <table:table-cell office:value-type="string" calcext:value-type="string">
            <text:p>Не допускаетс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пускается по судебному решению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опускается с согласия гражданин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опускается по решению правоохранительных орган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Конституция Российской Федерации:</text:p>
          </table:table-cell>
          <table:table-cell office:value-type="string" calcext:value-type="string">
            <text:p>Реализуется через принятие федеральных законов и указов Президента Росси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республиках, входящих в состав России действует в пределах предусмотренных конституциями этих республик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меет прямое действие и действует на всей территории России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Гражданским служащим, замещающим должности гражданской службы без ограничения срока полномочий, классные чины в пределах группы должностей гражданской службы присваиваются:</text:p>
          </table:table-cell>
          <table:table-cell office:value-type="string" calcext:value-type="string">
            <text:p>по результатам работы;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результатам квалификационного экзамен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выслуге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Каким нормативным документом определяется порядок присвоения и сохранения классных чинов федеральной гражданской службы:</text:p>
          </table:table-cell>
          <table:table-cell office:value-type="string" calcext:value-type="string">
            <text:p>Указом Президента Российской Федераци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ановлением Правительства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нституцией Российской Федер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 число квалификационных требований к должностям гражданской службы не входят требования к:</text:p>
          </table:table-cell>
          <table:table-cell office:value-type="string" calcext:value-type="string">
            <text:p>уровню профессионального образова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ажу гражданской службы или стажу <text:s/>(опыту) работы по специаль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ровню знаний Конституции РФ, федеральных законов, конституций, уставов и законов субъектов Российской Федерации применительно к исполнению соответствующих должностных обязанност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фессиональным знаниям и навыкам, необходимым для исполнения должностных <text:s text:c="2"/>обязанност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Статьей 14 Закона определены права гражданских служащих. Какие перечисленные ниже права не входят в этот перечень:</text:p>
          </table:table-cell>
          <table:table-cell office:value-type="string" calcext:value-type="string">
            <text:p>обеспечение надлежащих организационно-технических условий, необходимых для <text:s text:c="2"/>исполнения должностных обязанност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щита сведений о гражданском служаще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лжностной рост на конкурсной основ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нятие предпринимательской деятельностью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государственное пенсионное обеспечение в соответствии с федеральным законом.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Статьей 15 Закона определены основные обязанности гражданских служащих. Какие перечисленные ниже обязанности не входят <text:s/>в этот перечень:</text:p>
          </table:table-cell>
          <table:table-cell office:value-type="string" calcext:value-type="string">
            <text:p>исполнение должностных обязанностей в соответствии с должностным регламенто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блюдение при исполнении должностных обязанностей права и законных интересов граждан и организац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разглашение сведений, составляющих государственную и иную охраняемую федеральным законом тайну, а также сведения, ставшие ему известными в связи с исполнением должностных обязанност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соблюдать служебный распорядок государственного орган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Может ли быть принят на гражданскую службу гражданин, а гражданский служащий <text:s text:c="2"/>находиться на гражданской службе в случае признания его недееспособным или ограниченно дееспособным решением суда, вступившим в законную силу:</text:p>
          </table:table-cell>
          <table:table-cell office:value-type="string" calcext:value-type="string">
            <text:p>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т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Гражданский служащий обязан: </text:p>
          </table:table-cell>
          <table:table-cell office:value-type="string" calcext:value-type="string">
            <text:p>исполнять должностные обязанности добросовестно, на высоком профессиональном уровне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облюдать ограничения, установленные настоящим Федеральным законом и другими федеральными законами для гражданских служащих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казывать предпочтение каким-либо общественным или религиозным объединениям,профессиональным или социальным группам, организациям и гражданам;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 разрешении вопросов, связанных с соблюдением требований к служебному поведению гражданских служащих и урегулированием конфликтов интересов, участвует:</text:p>
          </table:table-cell>
          <table:table-cell office:value-type="string" calcext:value-type="string">
            <text:p>комиссия, образованная в государственном органе субъекта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миссия по служебным спора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дминистративная комисс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ировой судь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Гражданин при поступлении на гражданскую службу, а также гражданский служащий ежегодно представляют представителю нанимателя сведения о доходах, об <text:s/>имуществе и обязательствах имущественного характера не позднее:</text:p>
          </table:table-cell>
          <table:table-cell office:value-type="string" calcext:value-type="string">
            <text:p>01 апреля года, следующего за отчетны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 марта года, следующего за отчетны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 апреля года, следующего за отчетным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На гражданскую службу вправе поступать граждане Российской Федерации, владеющие государственным языком Российской Федерации и соответствующие квалификационным требованиям, достигшие возраста:</text:p>
          </table:table-cell>
          <table:table-cell office:value-type="string" calcext:value-type="string">
            <text:p>21 го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 л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 лет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Какой предельный возраст пребывания на гражданской службе:</text:p>
          </table:table-cell>
          <table:table-cell office:value-type="string" calcext:value-type="string">
            <text:p>65 л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 лет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 л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Служебный контракт заключается в письменной форме, и подписывается сторонами: </text:p>
          </table:table-cell>
          <table:table-cell office:value-type="string" calcext:value-type="string">
            <text:p>в двух экземплярах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рех экземплярах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четырех экземплярах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Гражданин, поступающий на гражданскую службу, при заключении служебного контракта предъявляет представителю нанимателя документы. <text:s/>Какие перечисленные ниже документы <text:s/>входят <text:s/>в этот перечень:</text:p>
          </table:table-cell>
          <table:table-cell office:value-type="string" calcext:value-type="string">
            <text:p>заявление с просьбой о поступлении на гражданскую службу и замещении должности <text:s text:c="2"/>гражданской служб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обственноручно заполненную и подписанную анкету установленной форм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аспорт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дительское удостоверени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раховой медицинский полис добровольного медицинского страхования.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Засчитываются ли в срок испытания периоды временной нетрудоспособности гражданского служащего и другие периоды, когда фактически не исполнялись должностные обязанности:</text:p>
          </table:table-cell>
          <table:table-cell office:value-type="string" calcext:value-type="string">
            <text:p>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т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 заявлению гражданского служащего ежегодный оплачиваемый отпуск может предоставляться по частям, при этом продолжительность одной части отпуска не должна быть менее:</text:p>
          </table:table-cell>
          <table:table-cell office:value-type="string" calcext:value-type="string">
            <text:p>10 календарных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 календарных дн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 календарного дн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Нормальная продолжительность служебного времени для гражданского служащего не может превышать в неделю: </text:p>
          </table:table-cell>
          <table:table-cell office:value-type="string" calcext:value-type="string">
            <text:p>36 час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 часов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 час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Аттестация гражданского служащего проводится:</text:p>
          </table:table-cell>
          <table:table-cell office:value-type="string" calcext:value-type="string">
            <text:p>один раз в три го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дин раз <text:s/>в четыре год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ежегодно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ложение о проведении аттестации государственных гражданских служащих Российской Федерации утверждается:</text:p>
          </table:table-cell>
          <table:table-cell office:value-type="string" calcext:value-type="string">
            <text:p>Указом Президента Российской Федераци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едеральным законо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ом ФССП Росс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м Правительства РФ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Нормативными документами закреплен круг лиц, не подлежащих аттестации, к ним не относятся:</text:p>
          </table:table-cell>
          <table:table-cell office:value-type="string" calcext:value-type="string">
            <text:p>лица, проработавшие в занимаемой должности гражданской службы менее одного го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стигшие возраста 55 лет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еременные женщины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года сдавшие квалификационный экзамен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ложение о порядке сдачи квалификационного экзамена государственным гражданским служащим РФ и порядке оценки его знаний, навыков и умений (профессионального уровня) утверждается: </text:p>
          </table:table-cell>
          <table:table-cell office:value-type="string" calcext:value-type="string">
            <text:p>Указом Президента Российской Федераци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едеральным законо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ом ФССП Росс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м Правительства РФ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AbsDb" style:display-name="PageStyle_Ab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SSP Test$</meta:initial-creator>
    <dc:creator>FSSP Test$</dc:creator>
    <meta:creation-date>2018-01-17T06:52:46</meta:creation-date>
    <dc:date>2018-01-17T06:52:54</dc:date>
    <meta:generator>LibreOffice/5.2.7.2$Linux_X86_64 LibreOffice_project/20m0$Build-2</meta:generator>
    <meta:document-statistic meta:table-count="1" meta:cell-count="64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